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84.test_for_issue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2784.test_for_issue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2784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784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2784.test_for_issu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278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784.test_for_issue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784.test_for_issu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